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86" style:parent-style-name="Graphics">
      <style:graphic-properties draw:fill="none" draw:stroke="non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2" style:parent-style-name="Graphics">
      <style:graphic-properties draw:fill="none" draw:stroke="non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 style:parent-style-name="Graphics">
      <style:graphic-properties draw:fill="none" fo:clip="rect(0in, 0in, 1.89045in, 0in)" draw:stroke="none"/>
    </style:style>
    <style:style style:family="graphic" style:name="a384" style:parent-style-name="Graphics">
      <style:graphic-properties draw:fill="none" fo:clip="rect(0in, 4.39486in, 0in, 0in)" draw:stroke="none"/>
    </style:style>
    <style:style style:family="graphic" style:name="a385" style:parent-style-name="Graphics">
      <style:graphic-properties draw:fill="none" fo:clip="rect(0in, 0in, 0in, 5.02263in)" draw:stroke="none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frame draw:id="id63" draw:style-name="a382" draw:name="Picture 4" svg:x="0.1516in" svg:y="0.14394in" svg:width="7.19681in" svg:height="2.79545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3" draw:name="Picture 9" svg:x="0.21113in" svg:y="7.41485in" svg:width="7.07774in" svg:height="2.79545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84" draw:name="Picture 12" svg:x="0.37975in" svg:y="3.30185in" svg:width="3.5984in" svg:height="1.82109in" style:rel-width="scale" style:rel-height="scale">
          <draw:image xlink:href="media/image3.png" xlink:type="simple" xlink:show="embed" xlink:actuate="onLoad"/>
          <svg:title/>
          <svg:desc/>
        </draw:frame>
        <draw:frame draw:id="id66" draw:style-name="a385" draw:name="Picture 13" svg:x="3.97816in" svg:y="3.30185in" svg:width="3.12129in" svg:height="1.8053in" style:rel-width="scale" style:rel-height="scale">
          <draw:image xlink:href="media/image3.png" xlink:type="simple" xlink:show="embed" xlink:actuate="onLoad"/>
          <svg:title/>
          <svg:desc/>
        </draw:frame>
        <draw:frame draw:id="id67" draw:style-name="a386" draw:name="Picture 15" svg:x="0.37975in" svg:y="5.33101in" svg:width="6.7197in" svg:height="1.46552in" style:rel-width="scale" style:rel-height="scale">
          <draw:image xlink:href="media/image4.png" xlink:type="simple" xlink:show="embed" xlink:actuate="onLoad"/>
          <svg:title/>
          <svg:desc/>
        </draw:frame>
        <draw:frame draw:id="id68" draw:style-name="a390" draw:name="TextBox 16" svg:x="0.37975in" svg:y="7.02039in" svg:width="1.58179in" svg:height="0.40391in">
          <draw:text-box>
            <text:p text:style-name="a389" text:class-names="" text:cond-style-name=""><text:span text:style-name="a387" text:class-names="">Focus Topics</text:span><text:span text:style-name="a38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5625in" svg:y="1.77296in" svg:width="6.375in" svg:height="3.77161in"/>
      <presentation:placeholder presentation:object="subtitle" svg:x="0.9375in" svg:y="5.69001in" svg:width="5.625in" svg:height="2.6155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2" style:display-name="Title and Content">
      <presentation:placeholder presentation:object="title" svg:x="0.51563in" svg:y="0.57678in" svg:width="6.46875in" svg:height="2.09394in"/>
      <presentation:placeholder presentation:object="object" svg:x="0.51563in" svg:y="2.88387in" svg:width="6.46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3" style:display-name="Section Header">
      <presentation:placeholder presentation:object="title" svg:x="0.51172in" svg:y="2.70081in" svg:width="6.46875in" svg:height="4.50636in"/>
      <presentation:placeholder presentation:object="outline" svg:x="0.51172in" svg:y="7.24981in" svg:width="6.46875in" svg:height="2.36979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4" style:display-name="Two Content">
      <presentation:placeholder presentation:object="title" svg:x="0.51563in" svg:y="0.57678in" svg:width="6.46875in" svg:height="2.09394in"/>
      <presentation:placeholder presentation:object="object" svg:x="0.51563in" svg:y="2.88387in" svg:width="3.1875in" svg:height="6.87365in"/>
      <presentation:placeholder presentation:object="object" svg:x="3.79688in" svg:y="2.88387in" svg:width="3.1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5" style:display-name="Comparison">
      <presentation:placeholder presentation:object="title" svg:x="0.5166in" svg:y="0.57678in" svg:width="6.46875in" svg:height="2.09394in"/>
      <presentation:placeholder presentation:object="outline" svg:x="0.5166in" svg:y="2.65567in" svg:width="3.17285in" svg:height="1.3015in"/>
      <presentation:placeholder presentation:object="object" svg:x="0.5166in" svg:y="3.95718in" svg:width="3.17285in" svg:height="5.82041in"/>
      <presentation:placeholder presentation:object="outline" svg:x="3.79688in" svg:y="2.65567in" svg:width="3.18848in" svg:height="1.3015in"/>
      <presentation:placeholder presentation:object="object" svg:x="3.79688in" svg:y="3.95718in" svg:width="3.18848in" svg:height="5.82041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6" style:display-name="Title Only">
      <presentation:placeholder presentation:object="title" svg:x="0.51563in" svg:y="0.57678in" svg:width="6.46875in" svg:height="2.09394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7" style:display-name="Blank"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8" style:display-name="Content with Caption">
      <presentation:placeholder presentation:object="title" svg:x="0.5166in" svg:y="0.72222in" svg:width="2.41895in" svg:height="2.52778in"/>
      <presentation:placeholder presentation:object="object" svg:x="3.18848in" svg:y="1.5598in" svg:width="3.79688in" svg:height="7.69869in"/>
      <presentation:placeholder presentation:object="outline" svg:x="0.5166in" svg:y="3.25in" svg:width="2.41895in" svg:height="6.02103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9" style:display-name="Picture with Caption">
      <presentation:placeholder presentation:object="title" svg:x="0.5166in" svg:y="0.72222in" svg:width="2.41895in" svg:height="2.52778in"/>
      <presentation:placeholder presentation:object="graphic" svg:x="3.18848in" svg:y="1.5598in" svg:width="3.79688in" svg:height="7.69869in"/>
      <presentation:placeholder presentation:object="outline" svg:x="0.5166in" svg:y="3.25in" svg:width="2.41895in" svg:height="6.02103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10" style:display-name="Title and Vertical Text">
      <presentation:placeholder presentation:object="title" svg:x="0.51563in" svg:y="0.57678in" svg:width="6.46875in" svg:height="2.09394in"/>
      <presentation:placeholder presentation:object="outline" svg:x="0.51563in" svg:y="2.88387in" svg:width="6.46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11" style:display-name="Vertical Title and Text">
      <presentation:placeholder presentation:object="title" svg:x="5.36719in" svg:y="0.57677in" svg:width="1.61719in" svg:height="9.18075in"/>
      <presentation:placeholder presentation:object="outline" svg:x="0.51563in" svg:y="0.57677in" svg:width="4.75781in" svg:height="9.1807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0.83333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1563in" svg:y="0.57678in" svg:width="6.46875in" svg:height="2.0939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1563in" svg:y="2.88387in" svg:width="6.46875in" svg:height="6.873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1563in" svg:y="10.0409in" svg:width="1.6875in" svg:height="0.57677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2.48438in" svg:y="10.0409in" svg:width="2.53125in" svg:height="0.57677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5.29688in" svg:y="10.0409in" svg:width="1.6875in" svg:height="0.57677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5625in" svg:y="1.77296in" svg:width="6.375in" svg:height="3.7716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0.9375in" svg:y="5.69001in" svg:width="5.625in" svg:height="2.61555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1563in" svg:y="10.0409in" svg:width="1.6875in" svg:height="0.57677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2.48438in" svg:y="10.0409in" svg:width="2.53125in" svg:height="0.57677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5.29688in" svg:y="10.0409in" svg:width="1.6875in" svg:height="0.57677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1563in" svg:y="0.57678in" svg:width="6.46875in" svg:height="2.09394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1563in" svg:y="2.88387in" svg:width="6.46875in" svg:height="6.873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1563in" svg:y="10.0409in" svg:width="1.6875in" svg:height="0.57677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2.48438in" svg:y="10.0409in" svg:width="2.53125in" svg:height="0.57677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5.29688in" svg:y="10.0409in" svg:width="1.6875in" svg:height="0.57677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51172in" svg:y="2.70081in" svg:width="6.46875in" svg:height="4.50636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51172in" svg:y="7.24981in" svg:width="6.46875in" svg:height="2.36979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1563in" svg:y="10.0409in" svg:width="1.6875in" svg:height="0.57677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2.48438in" svg:y="10.0409in" svg:width="2.53125in" svg:height="0.57677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5.29688in" svg:y="10.0409in" svg:width="1.6875in" svg:height="0.57677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1563in" svg:y="0.57678in" svg:width="6.46875in" svg:height="2.09394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1563in" svg:y="2.88387in" svg:width="3.1875in" svg:height="6.873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3.79688in" svg:y="2.88387in" svg:width="3.1875in" svg:height="6.873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1563in" svg:y="10.0409in" svg:width="1.6875in" svg:height="0.57677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2.48438in" svg:y="10.0409in" svg:width="2.53125in" svg:height="0.57677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5.29688in" svg:y="10.0409in" svg:width="1.6875in" svg:height="0.57677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166in" svg:y="0.57678in" svg:width="6.46875in" svg:height="2.09394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166in" svg:y="2.65567in" svg:width="3.17285in" svg:height="1.301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166in" svg:y="3.95718in" svg:width="3.17285in" svg:height="5.8204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3.79688in" svg:y="2.65567in" svg:width="3.18848in" svg:height="1.301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3.79688in" svg:y="3.95718in" svg:width="3.18848in" svg:height="5.8204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1563in" svg:y="10.0409in" svg:width="1.6875in" svg:height="0.57677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2.48438in" svg:y="10.0409in" svg:width="2.53125in" svg:height="0.57677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5.29688in" svg:y="10.0409in" svg:width="1.6875in" svg:height="0.57677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1563in" svg:y="0.57678in" svg:width="6.46875in" svg:height="2.09394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1563in" svg:y="10.0409in" svg:width="1.6875in" svg:height="0.57677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2.48438in" svg:y="10.0409in" svg:width="2.53125in" svg:height="0.57677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5.29688in" svg:y="10.0409in" svg:width="1.6875in" svg:height="0.57677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1563in" svg:y="10.0409in" svg:width="1.6875in" svg:height="0.57677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2.48438in" svg:y="10.0409in" svg:width="2.53125in" svg:height="0.57677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5.29688in" svg:y="10.0409in" svg:width="1.6875in" svg:height="0.57677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166in" svg:y="0.72222in" svg:width="2.41895in" svg:height="2.52778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18848in" svg:y="1.5598in" svg:width="3.79688in" svg:height="7.69869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166in" svg:y="3.25in" svg:width="2.41895in" svg:height="6.02103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1563in" svg:y="10.0409in" svg:width="1.6875in" svg:height="0.57677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2.48438in" svg:y="10.0409in" svg:width="2.53125in" svg:height="0.57677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5.29688in" svg:y="10.0409in" svg:width="1.6875in" svg:height="0.57677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5166in" svg:y="0.72222in" svg:width="2.41895in" svg:height="2.52778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3.18848in" svg:y="1.5598in" svg:width="3.79688in" svg:height="7.69869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5166in" svg:y="3.25in" svg:width="2.41895in" svg:height="6.02103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51563in" svg:y="10.0409in" svg:width="1.6875in" svg:height="0.57677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</draw:text-box>
        <svg:title/>
        <svg:desc/>
      </draw:frame>
      <draw:frame draw:id="id51" presentation:style-name="a308" draw:name="Footer Placeholder 5" svg:x="2.48438in" svg:y="10.0409in" svg:width="2.53125in" svg:height="0.57677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5.29688in" svg:y="10.0409in" svg:width="1.6875in" svg:height="0.57677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51563in" svg:y="0.57678in" svg:width="6.46875in" svg:height="2.09394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51563in" svg:y="2.88387in" svg:width="6.46875in" svg:height="6.87365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51563in" svg:y="10.0409in" svg:width="1.6875in" svg:height="0.57677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/></text:span><text:span text:style-name="a337" text:class-names=""/></text:p>
        </draw:text-box>
        <svg:title/>
        <svg:desc/>
      </draw:frame>
      <draw:frame draw:id="id56" presentation:style-name="a342" draw:name="Footer Placeholder 4" svg:x="2.48438in" svg:y="10.0409in" svg:width="2.53125in" svg:height="0.57677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5.29688in" svg:y="10.0409in" svg:width="1.6875in" svg:height="0.57677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/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5.36719in" svg:y="0.57677in" svg:width="1.61719in" svg:height="9.18075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51563in" svg:y="0.57677in" svg:width="4.75781in" svg:height="9.18075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51563in" svg:y="10.0409in" svg:width="1.6875in" svg:height="0.57677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/></text:span><text:span text:style-name="a371" text:class-names=""/></text:p>
        </draw:text-box>
        <svg:title/>
        <svg:desc/>
      </draw:frame>
      <draw:frame draw:id="id61" presentation:style-name="a376" draw:name="Footer Placeholder 4" svg:x="2.48438in" svg:y="10.0409in" svg:width="2.53125in" svg:height="0.57677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5.29688in" svg:y="10.0409in" svg:width="1.6875in" svg:height="0.57677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Florian Christof</meta:initial-creator>
    <dc:creator>Florian Christof</dc:creator>
    <meta:creation-date>2023-06-05T16:24:58Z</meta:creation-date>
    <dc:date>2023-06-16T18:24:35Z</dc:date>
    <meta:template xlink:href="Office%20Theme%202013%20-%202022" xlink:type="simple"/>
    <meta:editing-cycles>1</meta:editing-cycles>
    <meta:editing-duration>PT0S</meta:editing-duration>
    <meta:document-statistic meta:paragraph-count="1" meta:word-count="2"/>
  </office:meta>
</office:document-meta>
</file>